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color="#000000" style:font-name="Abyssinica SIL" fo:font-size="12pt" officeooo:rsid="0012e2ac" officeooo:paragraph-rsid="0012e2ac" fo:background-color="#ffffff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248c0" officeooo:paragraph-rsid="001248c0" fo:background-color="#ffffff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4662e" officeooo:paragraph-rsid="0014662e" fo:background-color="#ffffff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2e2ac" officeooo:paragraph-rsid="0012e2ac" fo:background-color="#ffffff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Liberation Serif" fo:font-size="12pt" fo:font-weight="bold" officeooo:rsid="0014662e" officeooo:paragraph-rsid="0014662e" fo:background-color="#ffffff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Liberation Serif" fo:font-size="12pt" fo:font-weight="bold" officeooo:rsid="0012e2ac" officeooo:paragraph-rsid="0012e2ac" fo:background-color="#ffffff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paragraph-rsid="00159273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248c0" officeooo:paragraph-rsid="001248c0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officeooo:paragraph-rsid="001248c0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248c0" officeooo:paragraph-rsid="001248c0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1498e2" officeooo:paragraph-rsid="001498e2" style:font-size-asian="12pt" style:font-size-complex="12pt"/>
    </style:style>
    <style:style style:name="P13" style:family="paragraph" style:parent-style-name="Header">
      <style:paragraph-properties fo:text-align="center" style:justify-single-word="false"/>
      <style:text-properties style:font-name="Liberation Serif" fo:font-size="14pt" fo:font-style="italic" fo:font-weight="bold" officeooo:rsid="0014662e" officeooo:paragraph-rsid="0014662e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Header">
      <style:paragraph-properties fo:text-align="center" style:justify-single-word="false"/>
      <style:text-properties style:font-name="Liberation Serif" fo:font-size="14pt" fo:font-style="italic" fo:font-weight="bold" officeooo:rsid="001248c0" officeooo:paragraph-rsid="0014662e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Header">
      <style:paragraph-properties fo:text-align="center" style:justify-single-word="false"/>
      <style:text-properties style:font-name="Liberation Serif" fo:font-size="14pt" fo:font-style="italic" fo:font-weight="bold" officeooo:rsid="001248c0" officeooo:paragraph-rsid="001248c0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Header">
      <style:paragraph-properties fo:text-align="end" style:justify-single-word="false"/>
      <style:text-properties style:font-name="Liberation Serif" fo:font-size="14pt" fo:font-style="italic" fo:font-weight="bold" officeooo:rsid="0016ab7a" officeooo:paragraph-rsid="0016ab7a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1248c0"/>
    </style:style>
    <style:style style:name="T2" style:family="text">
      <style:text-properties fo:color="#000000" style:font-name="Liberation Serif" fo:font-size="12pt" officeooo:rsid="0012e2ac" fo:background-color="#ffffff" loext:char-shading-value="0" style:font-size-asian="12pt" style:font-size-complex="12pt"/>
    </style:style>
    <style:style style:name="T3" style:family="text">
      <style:text-properties officeooo:rsid="0014662e"/>
    </style:style>
    <style:style style:name="T4" style:family="text">
      <style:text-properties officeooo:rsid="001592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0"><text:span text:style-name="T1">1. Projeto de Testes da Classe Venda: Partição por Equivalência</text:span></text:p>
      <text:p text:style-name="P11"/>
      <text:p text:style-name="P11"/>
      <table:table table:name="Tabela1" table:style-name="Tabela1">
        <table:table-column table:style-name="Tabela1.A" table:number-columns-repeated="6"/>
        <table:table-row>
          <table:table-cell table:style-name="Tabela1.A1" office:value-type="string">
            <text:p text:style-name="P8">Caso de Teste</text:p>
          </table:table-cell>
          <table:table-cell table:style-name="Tabela1.A1" office:value-type="string">
            <text:p text:style-name="P8">Entrada</text:p>
          </table:table-cell>
          <table:table-cell table:style-name="Tabela1.A1" office:value-type="string">
            <text:p text:style-name="P8">Condições</text:p>
          </table:table-cell>
          <table:table-cell table:style-name="Tabela1.A1" office:value-type="string">
            <text:p text:style-name="P8">RE</text:p>
          </table:table-cell>
          <table:table-cell table:style-name="Tabela1.A1" office:value-type="string">
            <text:p text:style-name="P8">RO</text:p>
          </table:table-cell>
          <table:table-cell table:style-name="Tabela1.F1" office:value-type="string">
            <text:p text:style-name="P8">Avaliação RO</text:p>
          </table:table-cell>
        </table:table-row>
        <table:table-row>
          <table:table-cell table:style-name="Tabela1.A2" table:number-columns-spanned="6" office:value-type="string">
            <text:p text:style-name="P9"><text:s/><text:span text:style-name="T1">Teste Válid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2">1.0</text:p>
          </table:table-cell>
          <table:table-cell table:style-name="Tabela1.A3" office:value-type="string">
            <text:p text:style-name="P2">Total comprado: 49,00</text:p>
          </table:table-cell>
          <table:table-cell table:style-name="Tabela1.A3" office:value-type="string">
            <text:p text:style-name="P3">Total comprado &lt; R$ 50,00; Sem desconto;</text:p>
          </table:table-cell>
          <table:table-cell table:style-name="Tabela1.A3" office:value-type="string">
            <text:p text:style-name="P4">49,00</text:p>
          </table:table-cell>
          <table:table-cell table:style-name="Tabela1.A3" office:value-type="string">
            <text:p text:style-name="P4">49,00</text:p>
          </table:table-cell>
          <table:table-cell table:style-name="Tabela1.A2" office:value-type="string">
            <text:p text:style-name="P6">Correto</text:p>
          </table:table-cell>
        </table:table-row>
        <table:table-row>
          <table:table-cell table:style-name="Tabela1.A3" office:value-type="string">
            <text:p text:style-name="P4">1.1</text:p>
          </table:table-cell>
          <table:table-cell table:style-name="Tabela1.A3" office:value-type="string">
            <text:p text:style-name="P3">Total comprado 51,00</text:p>
          </table:table-cell>
          <table:table-cell table:style-name="Tabela1.A3" office:value-type="string">
            <text:p text:style-name="P3">Total comprado &gt; R$50,00 e &lt;= 100,00; Desconto de 5%</text:p>
          </table:table-cell>
          <table:table-cell table:style-name="Tabela1.A3" office:value-type="string">
            <text:p text:style-name="P4">48,45</text:p>
          </table:table-cell>
          <table:table-cell table:style-name="Tabela1.A3" office:value-type="string">
            <text:p text:style-name="P4">48,4<text:span text:style-name="T3">5</text:span></text:p>
          </table:table-cell>
          <table:table-cell table:style-name="Tabela1.A2" office:value-type="string">
            <text:p text:style-name="P6">Correto</text:p>
          </table:table-cell>
        </table:table-row>
        <table:table-row>
          <table:table-cell table:style-name="Tabela1.A3" office:value-type="string">
            <text:p text:style-name="P4">1.2</text:p>
          </table:table-cell>
          <table:table-cell table:style-name="Tabela1.A3" office:value-type="string">
            <text:p text:style-name="P3">Total comprado: 101,00</text:p>
          </table:table-cell>
          <table:table-cell table:style-name="Tabela1.A3" office:value-type="string">
            <text:p text:style-name="P3">Total comprado &gt; R$100,00; Desconto de 10%</text:p>
          </table:table-cell>
          <table:table-cell table:style-name="Tabela1.A3" office:value-type="string">
            <text:p text:style-name="P4">90,90</text:p>
          </table:table-cell>
          <table:table-cell table:style-name="Tabela1.A3" office:value-type="string">
            <text:p text:style-name="P4">90,90</text:p>
          </table:table-cell>
          <table:table-cell table:style-name="Tabela1.A2" office:value-type="string">
            <text:p text:style-name="P6">Correto</text:p>
          </table:table-cell>
        </table:table-row>
        <table:table-row>
          <table:table-cell table:style-name="Tabela1.A2" table:number-columns-spanned="6" office:value-type="string">
            <text:p text:style-name="P5">Teste Inváli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4">1.3</text:p>
          </table:table-cell>
          <table:table-cell table:style-name="Tabela1.A3" office:value-type="string">
            <text:p text:style-name="P4">Total comprado: 100,00</text:p>
          </table:table-cell>
          <table:table-cell table:style-name="Tabela1.A3" office:value-type="string">
            <text:p text:style-name="P4">Total comprado &gt; R$100,00; <text:span text:style-name="T3">D</text:span>esconto de 10%</text:p>
          </table:table-cell>
          <table:table-cell table:style-name="Tabela1.A3" office:value-type="string">
            <text:p text:style-name="P4">90,00</text:p>
          </table:table-cell>
          <table:table-cell table:style-name="Tabela1.A3" office:value-type="string">
            <text:p text:style-name="P4">100,00</text:p>
          </table:table-cell>
          <table:table-cell table:style-name="Tabela1.A2" office:value-type="string">
            <text:p text:style-name="P6">Inválido</text:p>
            <text:p text:style-name="P4">A função deveria ser implementada para total_comprado &gt;= 100</text:p>
          </table:table-cell>
        </table:table-row>
        <table:table-row>
          <table:table-cell table:style-name="Tabela1.A2" table:number-columns-spanned="6" office:value-type="string">
            <text:p text:style-name="P5">Teste Inváli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4">2.0</text:p>
          </table:table-cell>
          <table:table-cell table:style-name="Tabela1.A3" office:value-type="string">
            <text:p text:style-name="P7"><text:span text:style-name="T2">Itens comprado: </text:span><text:bookmark-start text:name="__DdeLink__12_1105092470"/>Acarbose<text:bookmark-end text:name="__DdeLink__12_1105092470"/><text:span text:style-name="T2">, </text:span><text:bookmark-start text:name="__DdeLink__15_1105092470"/><text:span text:style-name="T2">ELOCON</text:span><text:bookmark-end text:name="__DdeLink__15_1105092470"/><text:span text:style-name="T2">, </text:span><text:bookmark-start text:name="__DdeLink__18_1105092470"/><text:span text:style-name="T2">SOTRET</text:span><text:bookmark-end text:name="__DdeLink__18_1105092470"/></text:p>
          </table:table-cell>
          <table:table-cell table:style-name="Tabela1.A3" office:value-type="string">
            <text:p text:style-name="P4">A quantidade total de <text:span text:style-name="T4">medicamentos</text:span> comprados é 3</text:p>
          </table:table-cell>
          <table:table-cell table:style-name="Tabela1.A3" office:value-type="string">
            <text:p text:style-name="P4">3</text:p>
          </table:table-cell>
          <table:table-cell table:style-name="Tabela1.A3" office:value-type="string">
            <text:p text:style-name="P4">4</text:p>
          </table:table-cell>
          <table:table-cell table:style-name="Tabela1.A2" office:value-type="string">
            <text:p text:style-name="P6">Inválido </text:p>
            <text:p text:style-name="P4">O contador foi iniciado de maneira inadequada</text:p>
          </table:table-cell>
        </table:table-row>
      </table:table>
      <text:p text:style-name="P11"/>
      <text:p text:style-name="P11"/>
      <text:p text:style-name="P12">2. Implementação dos testes seguem-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4pt" fo:font-style="italic" fo:font-weight="bold" officeooo:rsid="0014662e" officeooo:paragraph-rsid="0014662e" style:font-size-asian="14pt" style:font-style-asian="italic" style:font-weight-asian="bold" style:font-size-complex="14pt" style:font-style-complex="italic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4pt" fo:font-style="italic" fo:font-weight="bold" officeooo:rsid="001248c0" officeooo:paragraph-rsid="0014662e" style:font-size-asian="14pt" style:font-style-asian="italic" style:font-weight-asian="bold" style:font-size-complex="14pt" style:font-style-complex="italic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Liberation Serif" fo:font-size="14pt" fo:font-style="italic" fo:font-weight="bold" officeooo:rsid="001248c0" officeooo:paragraph-rsid="001248c0" style:font-size-asian="14pt" style:font-style-asian="italic" style:font-weight-asian="bold" style:font-size-complex="14pt" style:font-style-complex="italic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Liberation Serif" fo:font-size="14pt" fo:font-style="italic" fo:font-weight="bold" officeooo:rsid="0016ab7a" officeooo:paragraph-rsid="0016ab7a" style:font-size-asian="14pt" style:font-style-asian="italic" style:font-weight-asian="bold" style:font-size-complex="14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E FEDERAL DE OURO PRETO</text:p>
        <text:p text:style-name="MP2">Engenharia de Software II</text:p>
        <text:p text:style-name="MP3">Trabalho Prático I</text:p>
        <text:p text:style-name="MP4">Mateus Lana</text:p>
        <text:p text:style-name="MP4">Thiago Santana</text:p>
        <text:p text:style-name="MP4">Ricardo Rodrigu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1:38:11.329187883</meta:creation-date>
    <dc:date>2018-06-21T09:54:49.262257266</dc:date>
    <meta:editing-duration>PT11H34M55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49" meta:word-count="140" meta:character-count="855" meta:non-whitespace-character-count="762"/>
  </office:meta>
</office:document-meta>
</file>